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(AB falsifies OR AB contradicts OR AB disconfirms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7:52:39.001541438</meta:creation-date>
    <dc:date>2016-04-18T17:52:52.034152062</dc:date>
    <dc:creator>chjh </dc:creator>
    <meta:editing-duration>PT13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